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77ad" officeooo:paragraph-rsid="001077a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77ad" officeooo:paragraph-rsid="001077a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77ad" officeooo:paragraph-rsid="001077a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3795" officeooo:paragraph-rsid="001137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2546" officeooo:paragraph-rsid="0012254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122546" officeooo:paragraph-rsid="00122546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13795" officeooo:paragraph-rsid="00113795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13795" officeooo:paragraph-rsid="00113795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2f54e" officeooo:paragraph-rsid="0012f54e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22546" officeooo:paragraph-rsid="00122546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22546" officeooo:paragraph-rsid="00122546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22546" officeooo:paragraph-rsid="0012254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2f54e" officeooo:paragraph-rsid="0012f54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bold" officeooo:rsid="0012f54e" officeooo:paragraph-rsid="0012f54e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22546" officeooo:paragraph-rsid="00122546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22546" officeooo:paragraph-rsid="00122546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12f54e" officeooo:paragraph-rsid="0012f54e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fo:font-weight="normal" officeooo:rsid="0012f54e" officeooo:paragraph-rsid="0012f54e" style:font-weight-asian="normal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fo:font-style="normal" fo:font-weight="normal" officeooo:rsid="0012f54e" officeooo:paragraph-rsid="0012f54e" style:font-style-asian="normal" style:font-weight-asian="normal" style:font-style-complex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officeooo:paragraph-rsid="00151d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size="12pt" fo:font-style="normal" fo:font-weight="bold" officeooo:rsid="00151d38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italic" style:font-size-asian="10.5pt" style:font-style-asian="italic" style:font-size-complex="12pt" style:font-style-complex="italic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officeooo:rsid="001345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 Datatypes</text:p>
      <text:p text:style-name="P1"/>
      <text:p text:style-name="P3">Data types</text:p>
      <text:list xml:id="list3338788573" text:style-name="L1">
        <text:list-item>
          <text:p text:style-name="P10">A value in Javascript is always a certain type. There are <text:span text:style-name="T1">eight</text:span> different basic types of data in Javascript.</text:p>
        </text:list-item>
        <text:list-item>
          <text:p text:style-name="P12">The data types are: Number, BigInt, String, Boolean, null, undefined, typeof, and objects/symbols.</text:p>
        </text:list-item>
      </text:list>
      <text:p text:style-name="P4"/>
      <text:p text:style-name="P4"><text:tab/><text:span text:style-name="T1">Number</text:span></text:p>
      <text:list xml:id="list2261246066" text:style-name="L2">
        <text:list-item>
          <text:p text:style-name="P11">The number type represents both integer and floating point numbers.</text:p>
          <text:list>
            <text:list-item>
              <text:p text:style-name="P13">Integers in the number type ranges between (-2<text:span text:style-name="T5">53</text:span><text:span text:style-name="T6"> - 1) - </text:span>(2<text:span text:style-name="T5">53</text:span><text:span text:style-name="T6"> - 1).</text:span></text:p>
            </text:list-item>
          </text:list>
        </text:list-item>
        <text:list-item>
          <text:p text:style-name="P13">There are also 'special numeric values' such as <text:span text:style-name="T2">Infinity, -Infinity, </text:span><text:span text:style-name="T3">and </text:span><text:span text:style-name="T2">NaN</text:span><text:span text:style-name="T3"> that belong in the number type, but are not 'true' numbers.</text:span></text:p>
        </text:list-item>
        <text:list-item>
          <text:p text:style-name="P15">Mathematical operations are 'safe', it will never stop (fatal error), but will produce a NaN if the operation was not legal.</text:p>
        </text:list-item>
      </text:list>
      <text:p text:style-name="P6"/>
      <text:p text:style-name="P5"><text:span text:style-name="T3"><text:tab/></text:span><text:span text:style-name="T4">BigInt</text:span></text:p>
      <text:list xml:id="list307894939" text:style-name="L3">
        <text:list-item>
          <text:p text:style-name="P17">The BigInt type represents integers of arbitrary length.</text:p>
        </text:list-item>
        <text:list-item>
          <text:p text:style-name="P17">A BigInt number is created by appending an n to the end of an integer.</text:p>
          <text:list>
            <text:list-item>
              <text:p text:style-name="P14"><text:span text:style-name="T3">ex. </text:span><text:span text:style-name="T2">const aBigIntNumber = 123123123123123123123n;</text:span></text:p>
            </text:list-item>
          </text:list>
        </text:list-item>
      </text:list>
      <text:p text:style-name="P6"/>
      <text:p text:style-name="P6"><text:tab/><text:span text:style-name="T1">String</text:span></text:p>
      <text:list xml:id="list3044544610" text:style-name="L4">
        <text:list-item>
          <text:p text:style-name="P18">A string in Javascript<text:span text:style-name="T11"> is a piece of text and</text:span> must be surrounded by quotes.</text:p>
          <text:list>
            <text:list-item>
              <text:p text:style-name="P18">There are <text:span text:style-name="T1">three</text:span> types of quotes that can be used:</text:p>
            </text:list-item>
          </text:list>
        </text:list-item>
      </text:list>
      <text:list xml:id="list666257341" text:style-name="L5">
        <text:list-item>
          <text:p text:style-name="P19">Double quotes: "Hello"</text:p>
        </text:list-item>
        <text:list-item>
          <text:p text:style-name="P19">Single quotes: 'Hello'</text:p>
        </text:list-item>
        <text:list-item>
          <text:p text:style-name="P19">Backticks: `Hello`</text:p>
        </text:list-item>
      </text:list>
      <text:list xml:id="list161301560948845" text:continue-list="list3044544610" text:style-name="L4">
        <text:list-item>
          <text:list>
            <text:list-item>
              <text:p text:style-name="P18">ex. <text:span text:style-name="T2">let str = 'Hello'; | let str2 = "Hello"; | let str3 = `Hello`;</text:span></text:p>
              <text:p text:style-name="P26"/>
            </text:list-item>
          </text:list>
        </text:list-item>
        <text:list-item>
          <text:p text:style-name="P18">Double quotes and single quotes are 'simple' quotes and have the same functionality.</text:p>
        </text:list-item>
        <text:list-item>
          <text:p text:style-name="P18">Backticks are 'extended functionalities' quotes which allow us to embed variables and expressions into a string by wrapping them in <text:span text:style-name="T2">${..}</text:span>.</text:p>
          <text:list>
            <text:list-item>
              <text:p text:style-name="P18">ex. <text:span text:style-name="T2">let name = 'John' | alert ( `Hello, ${name}`); | </text:span>result: Hello, John</text:p>
              <text:list>
                <text:list-header>
                  <text:p text:style-name="P26">alert (`The result is, ${1 + 2}); | <text:span text:style-name="T3">result: The result is, 3</text:span></text:p>
                </text:list-header>
              </text:list>
            </text:list-item>
            <text:list-item>
              <text:p text:style-name="P18">The expression is evaluated and the result is then concatenated into the string.</text:p>
            </text:list-item>
          </text:list>
        </text:list-item>
      </text:list>
      <text:p text:style-name="P6"/>
      <text:list xml:id="list161301888990152" text:continue-numbering="true" text:style-name="L4">
        <text:list-item>
          <text:p text:style-name="P34"><text:span text:style-name="T7">More string notes: </text:span><text:a xlink:type="simple" xlink:href="../Javascript-Strings.odt" text:style-name="Internet_20_link" text:visited-style-name="Visited_20_Internet_20_Link"><text:span text:style-name="T7">Further elaborated String notes</text:span></text:a></text:p>
        </text:list-item>
      </text:list>
      <text:p text:style-name="P6"/>
      <text:p text:style-name="P8"><text:span text:style-name="T3"><text:tab/></text:span><text:span text:style-name="T4">Boolean (logical type)</text:span></text:p>
      <text:list xml:id="list675975955" text:style-name="L6">
        <text:list-item>
          <text:p text:style-name="P27"><text:span text:style-name="T3">The boolean type has only two values: </text:span><text:span text:style-name="T4">true</text:span><text:span text:style-name="T3"> and </text:span><text:span text:style-name="T4">false</text:span><text:span text:style-name="T3">.</text:span></text:p>
          <text:list>
            <text:list-item>
              <text:p text:style-name="P20">This type is commonly used to store yes/no values. (yes/true or no/false)</text:p>
            </text:list-item>
            <text:list-item>
              <text:p text:style-name="P28"><text:span text:style-name="T3">ex. </text:span>let isGreater = 2 &gt; 1; | <text:span text:style-name="T3">true</text:span></text:p>
            </text:list-item>
          </text:list>
        </text:list-item>
      </text:list>
      <text:p text:style-name="P7"/>
      <text:p text:style-name="P9"><text:span text:style-name="T3"><text:tab/></text:span><text:span text:style-name="T4">The "null" Value</text:span></text:p>
      <text:list xml:id="list469939733" text:style-name="L7">
        <text:list-item>
          <text:p text:style-name="P29"><text:span text:style-name="T3">The special </text:span>null<text:span text:style-name="T3"> value belongs to its own unique type. Differing from other languages, </text:span>null<text:span text:style-name="T3"> is not a 'reference to a non-existing object' or a 'null pointer'.</text:span></text:p>
          <text:list>
            <text:list-item>
              <text:p text:style-name="P29"><text:span text:style-name="T4">In javascript</text:span><text:span text:style-name="T3">, </text:span>null<text:span text:style-name="T3"> represents 'nothing', 'empty', or 'value unknown'.</text:span></text:p>
            </text:list-item>
          </text:list>
        </text:list-item>
      </text:list>
      <text:p text:style-name="P7"/>
      <text:p text:style-name="P9"><text:soft-page-break/><text:span text:style-name="T3"><text:tab/></text:span><text:span text:style-name="T4">The "Undefined" Value</text:span></text:p>
      <text:list xml:id="list4057193241" text:style-name="L8">
        <text:list-item>
          <text:p text:style-name="P30"><text:span text:style-name="T3">The special </text:span>undefined<text:span text:style-name="T3"> value belongs to its own unique type.</text:span></text:p>
          <text:list>
            <text:list-item>
              <text:p text:style-name="P30"><text:span text:style-name="T3">The meaning of </text:span>undefined<text:span text:style-name="T3"> is 'value is not assigned.'</text:span></text:p>
            </text:list-item>
          </text:list>
        </text:list-item>
        <text:list-item>
          <text:p text:style-name="P30"><text:span text:style-name="T3">If a value is declared, but not assigned, then its value is </text:span>undefined</text:p>
        </text:list-item>
        <text:list-item>
          <text:p text:style-name="P22">Normally, <text:span text:style-name="T2">null</text:span> is used to assign an 'empty' value, while <text:span text:style-name="T2">undefined</text:span> is reserved as the default initial value for unassigned variables.</text:p>
        </text:list-item>
      </text:list>
      <text:p text:style-name="P7"/>
      <text:p text:style-name="P7"><text:tab/><text:span text:style-name="T1">Objects and Symbols</text:span></text:p>
      <text:list xml:id="list1748855217" text:style-name="L9">
        <text:list-item>
          <text:p text:style-name="P23">The <text:span text:style-name="T2">object</text:span> type is considered special. All other types are considered 'primitive' as they can only store one thing (a string, a number, etc.)</text:p>
          <text:list>
            <text:list-item>
              <text:p text:style-name="P23">The <text:span text:style-name="T2">object</text:span> type is used to store collections of data and more complex entities.</text:p>
              <text:p text:style-name="P23"/>
            </text:list-item>
          </text:list>
        </text:list-item>
        <text:list-item>
          <text:p text:style-name="P23">The <text:span text:style-name="T2">symbol</text:span> type is used to create unique identifiers for objects.</text:p>
          <text:p text:style-name="P23"/>
        </text:list-item>
      </text:list>
      <text:p text:style-name="P25"><text:tab/>The typeof Operator</text:p>
      <text:list xml:id="list2955377056" text:style-name="L10">
        <text:list-item>
          <text:p text:style-name="P32"><text:span text:style-name="T8">The </text:span><text:span text:style-name="T9">typeof</text:span><text:span text:style-name="T8"> operator returns the type of the argument.</text:span></text:p>
          <text:list>
            <text:list-item>
              <text:p text:style-name="P24">It supports two forms of syntax:</text:p>
              <text:list>
                <text:list-item>
                  <text:p text:style-name="P31">typeof &lt;variable&gt;;</text:p>
                </text:list-item>
                <text:list-item>
                  <text:p text:style-name="P31">typeof (&lt;variable&gt;);</text:p>
                </text:list-item>
              </text:list>
            </text:list-item>
          </text:list>
        </text:list-item>
        <text:list-item>
          <text:p text:style-name="P33"><text:span text:style-name="T10">The call of </text:span><text:span text:style-name="T9">typeof</text:span><text:span text:style-name="T10"> returns a string with the type name.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1" meta:word-count="519" meta:character-count="2870" meta:non-whitespace-character-count="2432"/>
  </office:meta>
</office:document-meta>
</file>